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Orbitron" svg:font-family="Orbitron"/>
  </office:font-face-decls>
  <office:automatic-styles>
    <style:style style:family="text" style:name="T1" style:display-name="T1">
      <style:text-properties style:font-name="Orbitron"/>
    </style:style>
    <style:style style:family="paragraph" style:name="P5" style:display-name="P5" style:parent-style-name="Normal">
      <style:paragraph-properties fo:text-align="center" fo:background-color="#327c8d"/>
      <style:text-properties fo:color="#ffffff"/>
    </style:style>
    <style:style style:family="paragraph" style:name="P6" style:display-name="P6" style:parent-style-name="Normal">
      <style:paragraph-properties fo:text-align="center" fo:background-color="#5a9ca9"/>
      <style:text-properties fo:color="#ffffff"/>
    </style:style>
    <style:style style:family="paragraph" style:name="P7" style:display-name="P7" style:parent-style-name="Normal">
      <style:paragraph-properties fo:text-align="center" fo:background-color="#e25ca5"/>
      <style:text-properties fo:color="#ffffff"/>
    </style:style>
    <style:style style:family="paragraph" style:name="P8" style:display-name="P8" style:parent-style-name="Normal">
      <style:paragraph-properties fo:text-align="center" fo:background-color="#49698a"/>
      <style:text-properties fo:color="#ffffff"/>
    </style:style>
    <style:style style:family="paragraph" style:name="P9" style:display-name="P9" style:parent-style-name="Normal">
      <style:paragraph-properties fo:text-align="center" fo:background-color="#7d95ad"/>
      <style:text-properties fo:color="#ffffff"/>
    </style:style>
    <style:style style:family="paragraph" style:name="P10" style:display-name="P10" style:parent-style-name="Normal">
      <style:paragraph-properties fo:text-align="center"/>
      <style:text-properties fo:color="#ffffff"/>
    </style:style>
    <style:style style:family="paragraph" style:name="P1" style:display-name="P1" style:parent-style-name="Normal">
      <style:paragraph-properties fo:text-align="center" fo:background-color="#375777"/>
      <style:text-properties fo:color="#ffffff"/>
    </style:style>
    <style:style style:family="paragraph" style:name="P2" style:display-name="P2" style:parent-style-name="Normal">
      <style:paragraph-properties fo:text-align="center" fo:background-color="#20bcbb"/>
      <style:text-properties fo:color="#ffffff"/>
    </style:style>
    <style:style style:family="paragraph" style:name="P3" style:display-name="P3" style:parent-style-name="Normal">
      <style:paragraph-properties fo:text-align="center" fo:background-color="#90ffff"/>
      <style:text-properties fo:color="#ffffff"/>
    </style:style>
    <style:style style:family="paragraph" style:name="P4" style:display-name="P4" style:parent-style-name="Normal">
      <style:paragraph-properties fo:text-align="center" fo:background-color="#f3bb30"/>
      <style:text-properties fo:color="#ffffff"/>
    </style:style>
    <style:style style:family="section" style:name="Sect1" style:display-name="Sect1"/>
    <style:style style:family="table" style:name="Table1" style:display-name="Table1">
      <style:table-properties style:width="17.004000cm" table:align="left"/>
    </style:style>
    <style:style style:family="table-column" style:name="Table1-col4" style:display-name="Table1.col4">
      <style:table-column-properties style:column-width="4.251cm" style:rel-column-width="16383*"/>
    </style:style>
    <style:style style:family="table-column" style:name="Table1-col1" style:display-name="Table1.col1">
      <style:table-column-properties style:column-width="4.251cm" style:rel-column-width="16383*"/>
    </style:style>
    <style:style style:family="table-column" style:name="Table1-col2" style:display-name="Table1.col2">
      <style:table-column-properties style:column-width="4.251cm" style:rel-column-width="16383*"/>
    </style:style>
    <style:style style:family="table-column" style:name="Table1-col3" style:display-name="Table1.col3">
      <style:table-column-properties style:column-width="4.251cm" style:rel-column-width="16383*"/>
    </style:style>
    <style:style style:family="table-cell" style:name="Table1-col1-row1" style:display-name="Table1_col1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1-row2" style:display-name="Table1_col1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3" style:display-name="Table1_col1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" style:display-name="Table1_col2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2-row2" style:display-name="Table1_col2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3" style:display-name="Table1_col2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" style:display-name="Table1_col3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3-row2" style:display-name="Table1_col3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3" style:display-name="Table1_col3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" style:display-name="Table1_col4_row1">
      <style:table-cell-properties style:vertical-align="top" fo:border-left="0.05pt solid #000000" fo:border-right="0.05pt solid #000000" fo:border-top="0.05pt solid #000000" fo:border-bottom="0.05pt solid #000000"/>
    </style:style>
    <style:style style:family="table-cell" style:name="Table1-col4-row2" style:display-name="Table1_col4_row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4-row3" style:display-name="Table1_col4_row3">
      <style:table-cell-properties style:vertical-align="top" fo:border-left="0.05pt solid #000000" fo:border-right="0.05pt solid #000000" fo:border-top="0.72pt solid #000000" fo:border-bottom="0.05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<text:span text:style-name="T1">Cofigurações</text:span></text:p>
        <text:p text:style-name="Normal"/>
        <text:p text:style-name="Normal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row>
            <table:table-cell table:style-name="Table1_col1_row1">
              <text:p text:style-name="P1">375777</text:p>
            </table:table-cell>
            <table:table-cell table:style-name="Table1_col2_row1">
              <text:p text:style-name="P2">20bcbb</text:p>
            </table:table-cell>
            <table:table-cell table:style-name="Table1_col3_row1">
              <text:p text:style-name="P3">90ffff</text:p>
            </table:table-cell>
            <table:table-cell table:style-name="Table1_col4_row1">
              <text:p text:style-name="P4">f3bb30</text:p>
            </table:table-cell>
          </table:table-row>
          <table:table-row>
            <table:table-cell table:style-name="Table1_col1_row2">
              <text:p text:style-name="P5">327c8d</text:p>
            </table:table-cell>
            <table:table-cell table:style-name="Table1_col2_row2">
              <text:p text:style-name="P6">5a9ca9</text:p>
            </table:table-cell>
            <table:table-cell table:style-name="Table1_col3_row2">
              <text:p text:style-name="P7">e25ca5</text:p>
            </table:table-cell>
            <table:table-cell table:style-name="Table1_col4_row2">
              <text:p text:style-name="P8">49698a</text:p>
            </table:table-cell>
          </table:table-row>
          <table:table-row>
            <table:table-cell table:style-name="Table1_col1_row3">
              <text:p text:style-name="P9">7d95ad</text:p>
            </table:table-cell>
            <table:table-cell table:style-name="Table1_col2_row3">
              <text:p text:style-name="P10"/>
            </table:table-cell>
            <table:table-cell table:style-name="Table1_col3_row3">
              <text:p text:style-name="P10"/>
            </table:table-cell>
            <table:table-cell table:style-name="Table1_col4_row3">
              <text:p text:style-name="P10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pt" fo:country="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22-02-22T13:07:07.846863606</meta:creation-date>
    <dc:date>Thu Feb 24 14:31:49 2022
</dc:date>
  </office:meta>
</office:document-meta>
</file>